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44.66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40.9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andover_rss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<text:s/>Moto_HO_type</text:p>
          </table:table-cell>
          <table:table-cell office:value-type="string" calcext:value-type="string">
            <text:p>Moto_HO_details</text:p>
          </table:table-cell>
          <table:table-cell office:value-type="string" calcext:value-type="string">
            <text:p><text:s/>Micromax_HO_type</text:p>
          </table:table-cell>
          <table:table-cell office:value-type="string" calcext:value-type="string">
            <text:p>Micromax_HO_details</text:p>
          </table:table-cell>
          <table:table-cell office:value-type="string" calcext:value-type="string">
            <text:p><text:s/>Moto RSSI (-dBm)</text:p>
          </table:table-cell>
          <table:table-cell office:value-type="string" calcext:value-type="string">
            <text:p><text:s/>Micromax RSSI (-dBm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EDGE -&gt; LTE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EDGE -&gt; LTE</text:p>
          </table:table-cell>
          <table:table-cell office:value-type="float" office:value="-83" calcext:value-type="float">
            <text:p>-83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LTE -&gt; HSPA+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21" calcext:value-type="float">
            <text:p>-121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LTE -&gt; UMTS</text:p>
          </table:table-cell>
          <table:table-cell office:value-type="float" office:value="-128" calcext:value-type="float">
            <text:p>-128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HSPA+ - &gt; 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87" calcext:value-type="float">
            <text:p>-87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LTE -&gt; UMTS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87" calcext:value-type="float">
            <text:p>-87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UMTS -&gt; 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3" calcext:value-type="float">
            <text:p>-103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UMTS -&gt; LTE</text:p>
          </table:table-cell>
          <table:table-cell office:value-type="float" office:value="-108" calcext:value-type="float">
            <text:p>-108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8" calcext:value-type="float">
            <text:p>-108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103" calcext:value-type="float">
            <text:p>-103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7" calcext:value-type="float">
            <text:p>-107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107" calcext:value-type="float">
            <text:p>-107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1" calcext:value-type="float">
            <text:p>-101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115" calcext:value-type="float">
            <text:p>-115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LTE -&gt; HSPA+</text:p>
          </table:table-cell>
          <table:table-cell office:value-type="float" office:value="-111" calcext:value-type="float">
            <text:p>-111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HSPA+ -&gt; LTE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112" calcext:value-type="float">
            <text:p>-112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9" calcext:value-type="float">
            <text:p>-119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LTE -&gt; EDGE</text:p>
          </table:table-cell>
          <table:table-cell office:value-type="float" office:value="-111" calcext:value-type="float">
            <text:p>-111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Horizontal</text:p>
          </table:table-cell>
          <table:table-cell office:value-type="string" calcext:value-type="string">
            <text:p>EDGE</text:p>
          </table:table-cell>
          <table:table-cell office:value-type="float" office:value="-114" calcext:value-type="float">
            <text:p>-114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EDGE -&gt; LTE</text:p>
          </table:table-cell>
          <table:table-cell office:value-type="float" office:value="-114" calcext:value-type="float">
            <text:p>-11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4" calcext:value-type="float">
            <text:p>-114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0" calcext:value-type="float">
            <text:p>-110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LTE -&gt; EDGE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LTE -&gt;HSPA+</text:p>
          </table:table-cell>
          <table:table-cell office:value-type="float" office:value="-109" calcext:value-type="float">
            <text:p>-109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HSPA+ -&gt; LTE</text:p>
          </table:table-cell>
          <table:table-cell office:value-type="float" office:value="-124" calcext:value-type="float">
            <text:p>-124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LTE -&gt; EDGE</text:p>
          </table:table-cell>
          <table:table-cell office:value-type="float" office:value="-118" calcext:value-type="float">
            <text:p>-118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EDGE</text:p>
          </table:table-cell>
          <table:table-cell office:value-type="float" office:value="-116" calcext:value-type="float">
            <text:p>-116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EDGE -&gt; 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6" calcext:value-type="float">
            <text:p>-116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2" calcext:value-type="float">
            <text:p>-112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LTE -&gt; HSPA+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EDGE -&gt; LTE</text:p>
          </table:table-cell>
          <table:table-cell office:value-type="float" office:value="-106" calcext:value-type="float">
            <text:p>-106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HSPA+ - &gt; LTE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LTE -&gt; EDGE</text:p>
          </table:table-cell>
          <table:table-cell office:value-type="float" office:value="-106" calcext:value-type="float">
            <text:p>-106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EDGE</text:p>
          </table:table-cell>
          <table:table-cell office:value-type="float" office:value="-107" calcext:value-type="float">
            <text:p>-107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0" calcext:value-type="float">
            <text:p>-110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EDGE -&gt; LTE</text:p>
          </table:table-cell>
          <table:table-cell office:value-type="float" office:value="-116" calcext:value-type="float">
            <text:p>-116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7" calcext:value-type="float">
            <text:p>-107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102" calcext:value-type="float">
            <text:p>-102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114" calcext:value-type="float">
            <text:p>-114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0" calcext:value-type="float">
            <text:p>-110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4" calcext:value-type="float">
            <text:p>-114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105" calcext:value-type="float">
            <text:p>-105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LTE -&gt; UMTS</text:p>
          </table:table-cell>
          <table:table-cell office:value-type="float" office:value="-110" calcext:value-type="float">
            <text:p>-110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UMTS -&gt; LTE</text:p>
          </table:table-cell>
          <table:table-cell office:value-type="float" office:value="-112" calcext:value-type="float">
            <text:p>-112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 text:c="2"/>Horizontal</text:p>
          </table:table-cell>
          <table:table-cell office:value-type="string" calcext:value-type="string">
            <text:p>LTE</text:p>
          </table:table-cell>
          <table:table-cell office:value-type="float" office:value="-108" calcext:value-type="float">
            <text:p>-108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9" calcext:value-type="float">
            <text:p>-119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LTE -&gt; EDGE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LTE -&gt; EDGE</text:p>
          </table:table-cell>
          <table:table-cell office:value-type="float" office:value="-106" calcext:value-type="float">
            <text:p>-106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EDGE -&gt; LTE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EDGE -&gt; LTE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101" calcext:value-type="float">
            <text:p>-101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92" calcext:value-type="float">
            <text:p>-92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95" calcext:value-type="float">
            <text:p>-95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LTE -&gt; UMTS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83" calcext:value-type="float">
            <text:p>-83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UMTS -&gt; 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9" calcext:value-type="float">
            <text:p>-109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100" calcext:value-type="float">
            <text:p>-100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94" calcext:value-type="float">
            <text:p>-94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106" calcext:value-type="float">
            <text:p>-106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float" office:value="-105" calcext:value-type="float">
            <text:p>-105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LTE -&gt; HSPA+</text:p>
          </table:table-cell>
          <table:table-cell office:value-type="float" office:value="-109" calcext:value-type="float">
            <text:p>-109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HSPA+ -&gt; LTE</text:p>
          </table:table-cell>
          <table:table-cell office:value-type="float" office:value="-112" calcext:value-type="float">
            <text:p>-112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<text:s text:c="2"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LTE -&gt; EDGE</text:p>
          </table:table-cell>
          <table:table-cell office:value-type="float" office:value="-114" calcext:value-type="float">
            <text:p>-114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7" calcext:value-type="float">
            <text:p>-107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Vertical</text:p>
          </table:table-cell>
          <table:table-cell office:value-type="string" calcext:value-type="string">
            <text:p>EDGE -&gt; LTE</text:p>
          </table:table-cell>
          <table:table-cell office:value-type="float" office:value="-105" calcext:value-type="float">
            <text:p>-105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4" calcext:value-type="float">
            <text:p>-104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Vertical</text:p>
          </table:table-cell>
          <table:table-cell office:value-type="string" calcext:value-type="string">
            <text:p>LTE -&gt; EDGE</text:p>
          </table:table-cell>
          <table:table-cell office:value-type="float" office:value="-109" calcext:value-type="float">
            <text:p>-109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<text:s/>Horizontal</text:p>
          </table:table-cell>
          <table:table-cell office:value-type="string" calcext:value-type="string">
            <text:p>EDGE</text:p>
          </table:table-cell>
          <table:table-cell office:value-type="float" office:value="-116" calcext:value-type="float">
            <text:p>-116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12/27</text:p>
          </table:table-cell>
          <table:table-cell/>
          <table:table-cell office:value-type="string" calcext:value-type="string">
            <text:p>22/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/00/0000</text:date>, <text:time style:data-style-name="N2" text:time-value="12:26:24.673932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3:08:04.105079360</dc:date>
    <meta:editing-duration>PT15M59S</meta:editing-duration>
    <meta:editing-cycles>2</meta:editing-cycles>
    <meta:generator>LibreOffice/5.1.6.2$Linux_X86_64 LibreOffice_project/10m0$Build-2</meta:generator>
    <meta:document-statistic meta:table-count="1" meta:cell-count="425" meta:object-count="0"/>
  </office:meta>
</office:document-meta>
</file>